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d008b" officeooo:paragraph-rsid="001d008b" style:font-size-asian="19.25pt" style:font-weight-asian="bold" style:font-size-complex="22pt" style:font-weight-complex="bold"/>
    </style:style>
    <style:style style:name="P2" style:family="paragraph" style:parent-style-name="Standard">
      <style:paragraph-properties fo:text-align="end" style:justify-single-word="false"/>
      <style:text-properties fo:font-size="22pt" style:text-underline-style="solid" style:text-underline-width="auto" style:text-underline-color="font-color" fo:font-weight="bold" officeooo:rsid="001d008b" officeooo:paragraph-rsid="001d008b" style:font-size-asian="19.25pt" style:font-weight-asian="bold" style:font-size-complex="22pt" style:font-weight-complex="bold"/>
    </style:style>
    <style:style style:name="P3" style:family="paragraph" style:parent-style-name="Standard">
      <style:paragraph-properties fo:text-align="end" style:justify-single-word="false"/>
      <style:text-properties fo:font-size="14pt" style:text-underline-style="none" fo:font-weight="bold" officeooo:rsid="001d8e12" officeooo:paragraph-rsid="001d8e12" style:font-size-asian="12.25pt" style:font-weight-asian="bold" style:font-size-complex="14pt" style:font-weight-complex="bold"/>
    </style:style>
    <style:style style:name="P4" style:family="paragraph" style:parent-style-name="Standard">
      <style:paragraph-properties fo:text-align="end" style:justify-single-word="false"/>
      <style:text-properties fo:font-size="14pt" fo:language="es" fo:country="ES" fo:font-style="normal" style:text-underline-style="none" fo:font-weight="bold" officeooo:rsid="001d8e12" officeooo:paragraph-rsid="001d8e12" style:font-size-asian="12.25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font-size="16pt" fo:language="es" fo:country="ES" fo:font-style="normal" style:text-underline-style="none" fo:font-weight="bold" officeooo:rsid="001d8e12" officeooo:paragraph-rsid="001d8e12" style:font-size-asian="14pt" style:font-style-asian="normal" style:font-weight-asian="bold" style:font-size-complex="16pt" style:font-style-complex="normal" style:font-weight-complex="bold"/>
    </style:style>
    <style:style style:name="P6" style:family="paragraph" style:parent-style-name="Standard">
      <style:paragraph-properties fo:text-align="start" style:justify-single-word="false"/>
      <style:text-properties fo:font-size="16pt" fo:language="es" fo:country="ES" fo:font-style="normal" style:text-underline-style="none" fo:font-weight="bold" officeooo:rsid="001fa22c" officeooo:paragraph-rsid="001fa22c" style:font-size-asian="14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fo:font-size="16pt" fo:language="es" fo:country="ES" fo:font-style="normal" style:text-underline-style="none" fo:font-weight="bold" officeooo:rsid="003f1748" officeooo:paragraph-rsid="003f1748" style:font-size-asian="14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font-size="16pt" fo:language="es" fo:country="ES" fo:font-style="normal" style:text-underline-style="none" fo:font-weight="bold" officeooo:rsid="004502fd" officeooo:paragraph-rsid="004502fd" style:font-size-asian="14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3pt" fo:language="es" fo:country="ES" fo:font-style="normal" style:text-underline-style="none" fo:font-weight="bold" officeooo:rsid="001f827b" officeooo:paragraph-rsid="001f827b" style:font-size-asian="13pt" style:font-style-asian="normal" style:font-weight-asian="bold" style:font-size-complex="13pt" style:font-style-complex="normal" style:font-weight-complex="bold"/>
    </style:style>
    <style:style style:name="P10" style:family="paragraph" style:parent-style-name="Standard">
      <style:paragraph-properties fo:text-align="start" style:justify-single-word="false"/>
      <style:text-properties fo:font-size="13pt" fo:language="es" fo:country="ES" fo:font-style="normal" style:text-underline-style="none" fo:font-weight="normal" officeooo:rsid="001fa22c" officeooo:paragraph-rsid="001fa22c" style:font-size-asian="11.3500003814697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size="13pt" fo:language="es" fo:country="ES" fo:font-style="normal" style:text-underline-style="none" fo:font-weight="normal" officeooo:rsid="003f1748" officeooo:paragraph-rsid="003f1748" style:font-size-asian="11.3500003814697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size="13pt" fo:language="es" fo:country="ES" fo:font-style="normal" style:text-underline-style="none" fo:font-weight="normal" officeooo:rsid="004502fd" officeooo:paragraph-rsid="004502fd" style:font-size-asian="11.3500003814697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font-size="13pt" fo:language="es" fo:country="ES" fo:font-style="normal" style:text-underline-style="none" fo:font-weight="normal" officeooo:rsid="004502fd" officeooo:paragraph-rsid="00790114"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size="13pt" fo:language="es" fo:country="ES" fo:font-style="italic" style:text-underline-style="none" fo:font-weight="normal" officeooo:rsid="00488758" officeooo:paragraph-rsid="00488758" style:font-size-asian="13pt" style:font-style-asian="italic" style:font-weight-asian="normal" style:font-size-complex="13pt" style:font-style-complex="italic" style:font-weight-complex="normal"/>
    </style:style>
    <style:style style:name="P15" style:family="paragraph" style:parent-style-name="Standard">
      <style:paragraph-properties fo:text-align="start" style:justify-single-word="false"/>
      <style:text-properties fo:font-size="16pt" fo:language="es" fo:country="ES" fo:font-style="normal" style:text-underline-style="solid" style:text-underline-width="auto" style:text-underline-color="font-color" fo:font-weight="bold" officeooo:rsid="001f7dcd" officeooo:paragraph-rsid="001d8e12" style:font-size-asian="14pt" style:font-style-asian="normal" style:font-weight-asian="bold" style:font-size-complex="16pt" style:font-style-complex="normal" style:font-weight-complex="bold"/>
    </style:style>
    <style:style style:name="P16" style:family="paragraph" style:parent-style-name="Standard">
      <style:paragraph-properties fo:text-align="start" style:justify-single-word="false"/>
      <style:text-properties fo:font-size="16pt" fo:language="es" fo:country="ES" fo:font-style="normal" style:text-underline-style="solid" style:text-underline-width="auto" style:text-underline-color="font-color" fo:font-weight="bold" officeooo:rsid="004502fd" officeooo:paragraph-rsid="004502fd" style:font-size-asian="14pt" style:font-style-asian="normal" style:font-weight-asian="bold" style:font-size-complex="16pt" style:font-style-complex="normal" style:font-weight-complex="bold"/>
    </style:style>
    <style:style style:name="P17" style:family="paragraph" style:parent-style-name="Standard" style:list-style-name="L1">
      <style:paragraph-properties fo:text-align="start" style:justify-single-word="false"/>
      <style:text-properties fo:font-size="13pt" fo:language="es" fo:country="ES" fo:font-style="normal" style:text-underline-style="none" fo:font-weight="bold" officeooo:rsid="001f827b" officeooo:paragraph-rsid="001f827b" style:font-size-asian="13pt" style:font-style-asian="normal" style:font-weight-asian="bold" style:font-size-complex="13pt" style:font-style-complex="normal" style:font-weight-complex="bold"/>
    </style:style>
    <style:style style:name="P18" style:family="paragraph" style:parent-style-name="Standard">
      <style:paragraph-properties fo:text-align="start" style:justify-single-word="false"/>
      <style:text-properties fo:font-size="13pt" fo:language="es" fo:country="ES" fo:font-style="normal" style:text-underline-style="none" fo:font-weight="normal" officeooo:rsid="004502fd" officeooo:paragraph-rsid="00790114"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fo:font-size="13pt" fo:language="es" fo:country="ES" fo:font-style="normal" style:text-underline-style="none" fo:font-weight="normal" officeooo:rsid="00818674" officeooo:paragraph-rsid="00818674"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fo:font-size="13pt" fo:language="es" fo:country="ES" fo:font-style="normal" style:text-underline-style="none" fo:font-weight="normal" officeooo:rsid="0086218e" officeooo:paragraph-rsid="0086218e"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fo:font-size="13pt" fo:language="es" fo:country="ES" fo:font-style="normal" style:text-underline-style="none" fo:font-weight="normal" officeooo:rsid="008c5908" officeooo:paragraph-rsid="008c5908" style:font-size-asian="11.3500003814697pt" style:font-style-asian="normal" style:font-weight-asian="normal" style:font-size-complex="13pt" style:font-style-complex="normal" style:font-weight-complex="normal"/>
    </style:style>
    <style:style style:name="P22"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2657a0" officeooo:paragraph-rsid="002657a0" style:font-size-asian="13pt" style:font-style-asian="italic" style:font-weight-asian="normal" style:font-size-complex="13pt" style:font-style-complex="italic" style:font-weight-complex="normal"/>
    </style:style>
    <style:style style:name="P23"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488758" officeooo:paragraph-rsid="00488758" style:font-size-asian="13pt" style:font-style-asian="italic" style:font-weight-asian="normal" style:font-size-complex="13pt" style:font-style-complex="italic" style:font-weight-complex="normal"/>
    </style:style>
    <style:style style:name="P24"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630e46" officeooo:paragraph-rsid="00630e46" style:font-size-asian="13pt" style:font-style-asian="italic" style:font-weight-asian="normal" style:font-size-complex="13pt" style:font-style-complex="italic" style:font-weight-complex="normal"/>
    </style:style>
    <style:style style:name="P25"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64eab9" officeooo:paragraph-rsid="0064eab9" style:font-size-asian="13pt" style:font-style-asian="italic" style:font-weight-asian="normal" style:font-size-complex="13pt" style:font-style-complex="italic" style:font-weight-complex="normal"/>
    </style:style>
    <style:style style:name="P26"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6556ea" officeooo:paragraph-rsid="006556ea" style:font-size-asian="13pt" style:font-style-asian="italic" style:font-weight-asian="normal" style:font-size-complex="13pt" style:font-style-complex="italic" style:font-weight-complex="normal"/>
    </style:style>
    <style:style style:name="P27" style:family="paragraph" style:parent-style-name="Standard" style:list-style-name="L1">
      <style:paragraph-properties fo:text-align="start" style:justify-single-word="false"/>
      <style:text-properties fo:font-size="12pt" fo:language="es" fo:country="ES" fo:font-style="italic" style:text-underline-style="none" fo:font-weight="normal" officeooo:rsid="00630e46" officeooo:paragraph-rsid="00630e46" style:font-size-asian="12pt" style:font-style-asian="italic" style:font-weight-asian="normal" style:font-size-complex="12pt" style:font-style-complex="italic" style:font-weight-complex="normal"/>
    </style:style>
    <style:style style:name="P28" style:family="paragraph" style:parent-style-name="Standard" style:list-style-name="L1">
      <style:paragraph-properties fo:text-align="start" style:justify-single-word="false"/>
      <style:text-properties fo:font-size="12pt" fo:language="es" fo:country="ES" fo:font-style="italic" style:text-underline-style="none" fo:font-weight="normal" officeooo:rsid="0064eab9" officeooo:paragraph-rsid="0064eab9" style:font-size-asian="12pt" style:font-style-asian="italic" style:font-weight-asian="normal" style:font-size-complex="12pt" style:font-style-complex="italic" style:font-weight-complex="normal"/>
    </style:style>
    <style:style style:name="P29" style:family="paragraph" style:parent-style-name="Standard" style:list-style-name="L1">
      <style:paragraph-properties fo:text-align="start" style:justify-single-word="false"/>
      <style:text-properties fo:font-size="12pt" fo:language="es" fo:country="ES" fo:font-style="italic" style:text-underline-style="none" fo:font-weight="normal" officeooo:rsid="006556ea" officeooo:paragraph-rsid="006556ea" style:font-size-asian="12pt" style:font-style-asian="italic" style:font-weight-asian="normal" style:font-size-complex="12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20ed35" style:font-style-asian="italic" style:font-style-complex="italic"/>
    </style:style>
    <style:style style:name="T3" style:family="text">
      <style:text-properties fo:font-style="italic" officeooo:rsid="002cdb9a" style:font-style-asian="italic" style:font-style-complex="italic"/>
    </style:style>
    <style:style style:name="T4" style:family="text">
      <style:text-properties fo:font-style="italic" officeooo:rsid="002ce267" style:font-style-asian="italic" style:font-style-complex="italic"/>
    </style:style>
    <style:style style:name="T5" style:family="text">
      <style:text-properties fo:font-style="italic" officeooo:rsid="003174fa" style:font-style-asian="italic" style:font-style-complex="italic"/>
    </style:style>
    <style:style style:name="T6" style:family="text">
      <style:text-properties fo:font-style="italic" officeooo:rsid="0043fd05" style:font-style-asian="italic" style:font-style-complex="italic"/>
    </style:style>
    <style:style style:name="T7" style:family="text">
      <style:text-properties fo:font-style="italic" officeooo:rsid="00525d62" style:font-style-asian="italic" style:font-style-complex="italic"/>
    </style:style>
    <style:style style:name="T8" style:family="text">
      <style:text-properties fo:font-style="italic" officeooo:rsid="00544025" style:font-style-asian="italic" style:font-style-complex="italic"/>
    </style:style>
    <style:style style:name="T9" style:family="text">
      <style:text-properties fo:font-style="italic" officeooo:rsid="0056844a" style:font-style-asian="italic" style:font-style-complex="italic"/>
    </style:style>
    <style:style style:name="T10" style:family="text">
      <style:text-properties fo:font-style="italic" officeooo:rsid="0056cb71" style:font-style-asian="italic" style:font-style-complex="italic"/>
    </style:style>
    <style:style style:name="T11" style:family="text">
      <style:text-properties fo:font-style="italic" officeooo:rsid="005cb208" style:font-style-asian="italic" style:font-style-complex="italic"/>
    </style:style>
    <style:style style:name="T12" style:family="text">
      <style:text-properties fo:font-style="italic" officeooo:rsid="006ed6e3" style:font-style-asian="italic" style:font-style-complex="italic"/>
    </style:style>
    <style:style style:name="T13" style:family="text">
      <style:text-properties fo:font-style="italic" officeooo:rsid="0072eebe" style:font-style-asian="italic" style:font-style-complex="italic"/>
    </style:style>
    <style:style style:name="T14" style:family="text">
      <style:text-properties fo:font-style="italic" officeooo:rsid="0076f237" style:font-style-asian="italic" style:font-style-complex="italic"/>
    </style:style>
    <style:style style:name="T15" style:family="text">
      <style:text-properties fo:font-style="italic" officeooo:rsid="00790114" style:font-style-asian="italic" style:font-style-complex="italic"/>
    </style:style>
    <style:style style:name="T16" style:family="text">
      <style:text-properties fo:font-style="italic" officeooo:rsid="00863096" style:font-style-asian="italic" style:font-style-complex="italic"/>
    </style:style>
    <style:style style:name="T17" style:family="text">
      <style:text-properties fo:font-style="italic" officeooo:rsid="00898833" style:font-style-asian="italic" style:font-style-complex="italic"/>
    </style:style>
    <style:style style:name="T18" style:family="text">
      <style:text-properties fo:font-style="italic" officeooo:rsid="008db54e"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es" fo:country="ES" style:font-size-asian="12.1999998092651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1f7dcd"/>
    </style:style>
    <style:style style:name="T23" style:family="text">
      <style:text-properties officeooo:rsid="0020b6dc"/>
    </style:style>
    <style:style style:name="T24" style:family="text">
      <style:text-properties officeooo:rsid="0020ed35"/>
    </style:style>
    <style:style style:name="T25" style:family="text">
      <style:text-properties officeooo:rsid="0021b445"/>
    </style:style>
    <style:style style:name="T26" style:family="text">
      <style:text-properties fo:font-weight="bold" officeooo:rsid="0023f3b8" style:font-weight-asian="bold" style:font-weight-complex="bold"/>
    </style:style>
    <style:style style:name="T27" style:family="text">
      <style:text-properties fo:font-weight="bold" officeooo:rsid="002423bc" style:font-weight-asian="bold" style:font-weight-complex="bold"/>
    </style:style>
    <style:style style:name="T28" style:family="text">
      <style:text-properties fo:font-weight="bold" officeooo:rsid="004fbead" style:font-weight-asian="bold" style:font-weight-complex="bold"/>
    </style:style>
    <style:style style:name="T29" style:family="text">
      <style:text-properties fo:font-weight="bold" officeooo:rsid="006aa8f4" style:font-weight-asian="bold" style:font-weight-complex="bold"/>
    </style:style>
    <style:style style:name="T30" style:family="text">
      <style:text-properties fo:font-weight="bold" officeooo:rsid="009281d3" style:font-weight-asian="bold" style:font-weight-complex="bold"/>
    </style:style>
    <style:style style:name="T31" style:family="text">
      <style:text-properties fo:font-size="13pt" officeooo:rsid="004c9f2d" style:font-size-asian="11.3500003814697pt" style:font-size-complex="13pt"/>
    </style:style>
    <style:style style:name="T32" style:family="text">
      <style:text-properties officeooo:rsid="002cdb9a"/>
    </style:style>
    <style:style style:name="T33" style:family="text">
      <style:text-properties officeooo:rsid="002ce267"/>
    </style:style>
    <style:style style:name="T34" style:family="text">
      <style:text-properties officeooo:rsid="002e08c8"/>
    </style:style>
    <style:style style:name="T35" style:family="text">
      <style:text-properties officeooo:rsid="003261ad"/>
    </style:style>
    <style:style style:name="T36" style:family="text">
      <style:text-properties officeooo:rsid="00366ea3"/>
    </style:style>
    <style:style style:name="T37" style:family="text">
      <style:text-properties officeooo:rsid="003c3499"/>
    </style:style>
    <style:style style:name="T38" style:family="text">
      <style:text-properties officeooo:rsid="0041a18b"/>
    </style:style>
    <style:style style:name="T39" style:family="text">
      <style:text-properties officeooo:rsid="0043fd05"/>
    </style:style>
    <style:style style:name="T40" style:family="text">
      <style:text-properties officeooo:rsid="0047c74a"/>
    </style:style>
    <style:style style:name="T41" style:family="text">
      <style:text-properties officeooo:rsid="004a3dd2"/>
    </style:style>
    <style:style style:name="T42" style:family="text">
      <style:text-properties officeooo:rsid="00525d62"/>
    </style:style>
    <style:style style:name="T43" style:family="text">
      <style:text-properties officeooo:rsid="00544025"/>
    </style:style>
    <style:style style:name="T44" style:family="text">
      <style:text-properties officeooo:rsid="0054cbd7"/>
    </style:style>
    <style:style style:name="T45" style:family="text">
      <style:text-properties officeooo:rsid="0056844a"/>
    </style:style>
    <style:style style:name="T46" style:family="text">
      <style:text-properties officeooo:rsid="0056cb71"/>
    </style:style>
    <style:style style:name="T47" style:family="text">
      <style:text-properties officeooo:rsid="005cb208"/>
    </style:style>
    <style:style style:name="T48" style:family="text">
      <style:text-properties officeooo:rsid="006bb214"/>
    </style:style>
    <style:style style:name="T49" style:family="text">
      <style:text-properties officeooo:rsid="00710715"/>
    </style:style>
    <style:style style:name="T50" style:family="text">
      <style:text-properties officeooo:rsid="0076f237"/>
    </style:style>
    <style:style style:name="T51" style:family="text">
      <style:text-properties officeooo:rsid="00790114"/>
    </style:style>
    <style:style style:name="T52" style:family="text">
      <style:text-properties officeooo:rsid="0082f56a"/>
    </style:style>
    <style:style style:name="T53" style:family="text">
      <style:text-properties officeooo:rsid="00863096"/>
    </style:style>
    <style:style style:name="T54" style:family="text">
      <style:text-properties officeooo:rsid="00898833"/>
    </style:style>
    <style:style style:name="T55" style:family="text">
      <style:text-properties officeooo:rsid="008a17a1"/>
    </style:style>
    <style:style style:name="T56" style:family="text">
      <style:text-properties officeooo:rsid="008db54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Práctica Final:</text:p>
      <text:p text:style-name="P1">Los Almacenes de Santa Claus</text:p>
      <text:p text:style-name="P2"/>
      <text:p text:style-name="P3"><text:span text:style-name="T20">Presentado</text:span> por: <text:span text:style-name="T19">Fernando González Ramos</text:span></text:p>
      <text:p text:style-name="P4">Titulación: <text:span text:style-name="T19">Ingeniería Telemática <text:s text:c="16"/></text:span></text:p>
      <text:p text:style-name="P4">Fecha: <text:span text:style-name="T19">01/02/2021 <text:s text:c="40"/></text:span></text:p>
      <text:p text:style-name="P5"/>
      <text:p text:style-name="P5">- <text:span text:style-name="T21">Í</text:span><text:span text:style-name="T22">ndice</text:span></text:p>
      <text:p text:style-name="P15"/>
      <text:list xml:id="list3008099569" text:style-name="L1">
        <text:list-item>
          <text:p text:style-name="P17">Introducción</text:p>
        </text:list-item>
      </text:list>
      <text:p text:style-name="P9"/>
      <text:list xml:id="list135600362684048" text:continue-numbering="true" text:style-name="L1">
        <text:list-item>
          <text:list>
            <text:list-item>
              <text:p text:style-name="P22">Papel del Líder</text:p>
            </text:list-item>
          </text:list>
        </text:list-item>
      </text:list>
      <text:p text:style-name="P9"/>
      <text:list xml:id="list135601935632007" text:continue-numbering="true" text:style-name="L1">
        <text:list-item>
          <text:p text:style-name="P17">Estructura General del Programa</text:p>
        </text:list-item>
      </text:list>
      <text:p text:style-name="P9"/>
      <text:list xml:id="list135601840958382" text:continue-numbering="true" text:style-name="L1">
        <text:list-item>
          <text:p text:style-name="P17">Estructura Detallada del Programa</text:p>
        </text:list-item>
      </text:list>
      <text:p text:style-name="P9"/>
      <text:list xml:id="list135600992985305" text:continue-numbering="true" text:style-name="L1">
        <text:list-item>
          <text:list>
            <text:list-item>
              <text:p text:style-name="P23">Tipos de Datos</text:p>
              <text:p text:style-name="P23"/>
              <text:list>
                <text:list-item>
                  <text:p text:style-name="P27">ToyFactoryType</text:p>
                  <text:p text:style-name="P24"/>
                </text:list-item>
                <text:list-item>
                  <text:p text:style-name="P28">ElvesType</text:p>
                  <text:p text:style-name="P25"/>
                </text:list-item>
                <text:list-item>
                  <text:p text:style-name="P28">ElvesBatallionType</text:p>
                  <text:p text:style-name="P25"/>
                </text:list-item>
                <text:list-item>
                  <text:p text:style-name="P29">ElfType</text:p>
                  <text:p text:style-name="P26"/>
                </text:list-item>
                <text:list-item>
                  <text:p text:style-name="P29">CacheType</text:p>
                </text:list-item>
              </text:list>
            </text:list-item>
          </text:list>
        </text:list-item>
      </text:list>
      <text:p text:style-name="P14"/>
      <text:list xml:id="list135600465500266" text:continue-numbering="true" text:style-name="L1">
        <text:list-item>
          <text:list>
            <text:list-item>
              <text:p text:style-name="P23">Funciones <text:span text:style-name="T41">(</text:span>Métodos<text:span text:style-name="T41">)</text:span></text:p>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oft-page-break/>1.- <text:span text:style-name="T21">Introducción</text:span></text:p>
      <text:p text:style-name="P10"/>
      <text:p text:style-name="P10"><text:tab/><text:span text:style-name="T23">Este programa se trata de una extensión de la funcionalidad del programa anterior. Por lo tanto, de aquí en adelante, haré referencia exclusivamente a los cambios que se han llevado a cabo para la implementación de dicha extensión. Para conocer el funcionamiento principal del programa, el lector deberá hacer uso de la memoria de la </text:span><text:span text:style-name="T2">Práctica 2</text:span><text:span text:style-name="T24">.</text:span></text:p>
      <text:p text:style-name="P10"><text:tab/><text:span text:style-name="T25">El problema añadido principal que entraña este programa es que a partir de ahora, los elfos no construyen juguetes sin parar sino que, encontramos dos batallones de elfos integrados por 16 de los mismos cada uno. De esos 16 elfos que conforman cada batallón, uno es el </text:span><text:span text:style-name="T26">líder</text:span><text:span text:style-name="T25">. A continuación, explico con mayor detalle, el papel del líder en cada uno de los batallones:</text:span></text:p>
      <text:p text:style-name="P10"/>
      <text:p text:style-name="P10"><text:tab/><text:span text:style-name="T27">1.1.- Papel del Líder:</text:span></text:p>
      <text:p text:style-name="P10"><text:tab/><text:tab/><text:span text:style-name="T32">La fábrica de juguetes posee un almacén que contiene todos los juguetes que <text:tab/>hay que preparar. A partir de ahora, nos referiremos a este almacén como </text:span><text:span text:style-name="T3">Almacén <text:tab/>Principal.</text:span></text:p>
      <text:p text:style-name="P10"><text:span text:style-name="T32"><text:tab/><text:tab/>Además, cada batallón de elfos posee su propio almacén, al que llamaremos, <text:tab/></text:span><text:span text:style-name="T4">caché</text:span><text:span text:style-name="T33">.</text:span></text:p>
      <text:p text:style-name="P10"><text:tab/><text:tab/><text:span text:style-name="T34">Por lo tanto, la tarea del líder es recoger periódicamente un juguete del <text:tab/>almacén principal y llevarlo a sendas memorias caché de los batallones. De esta <text:tab/>manera, ambos líderes “leen” del almacén principal (simulando una memoria <text:tab/>principal) y “escriben” en ambas cachés (simulando memorias caché). Este proceso <text:tab/>de escritura se efectúa siguiendo un protocolo denominado </text:span><text:span text:style-name="T5">Write Through, </text:span><text:span text:style-name="T35">esto es, se <text:tab/>escribe en ambas cachés al mismo tiempo.</text:span></text:p>
      <text:p text:style-name="P10"/>
      <text:p text:style-name="P10"><text:tab/><text:span text:style-name="T36">Por lo tanto, en este programa, los elfos no deben construir juguetes “ficticios” sin parar, sino que deben construir los regalos que se encuentren almacenados en sus respectivas cachés.</text:span></text:p>
      <text:p text:style-name="P10"/>
      <text:p text:style-name="P10"><text:tab/><text:span text:style-name="T37">Por último, y como novedad, ¿qué ocurre si el almacén principal se vacía por completo? En este caso, aunque aún no hayan llegado todos los renos de sus vacaciones, el programa debe terminar, pues no ay más regalos que preparar. De modo que el programa posee dos puntos de salida: Que lleguen todos los renos, o que se acaben los juguetes del almacén principal</text:span></text:p>
      <text:p text:style-name="P10"/>
      <text:p text:style-name="P7">2.- <text:span text:style-name="T21">Estructura General del Programa</text:span></text:p>
      <text:p text:style-name="P11"/>
      <text:p text:style-name="P11"><text:tab/><text:span text:style-name="T38">En general, no hay mucho más que añadir con respecto a la estructura general del programa anterior. Como novedad, y, de nuevo, por razones estéticas, de claridad, organizativas y de comprensión, he decidido fragmentar mi programa en una librería más, la cual contiene todos los tipos, métodos y funciones que modelan a los elfos. Este es el paquete </text:span><text:span text:style-name="T6">elves</text:span><text:span text:style-name="T39">.</text:span></text:p>
      <text:p text:style-name="P11"/>
      <text:p text:style-name="P11"/>
      <text:p text:style-name="P11"/>
      <text:p text:style-name="P11"/>
      <text:p text:style-name="P11"/>
      <text:p text:style-name="P11"/>
      <text:p text:style-name="P8"><text:soft-page-break/>3.- <text:span text:style-name="T21">Estructura Detallada del Programa</text:span></text:p>
      <text:p text:style-name="P16"/>
      <text:p text:style-name="P8"><text:tab/><text:span text:style-name="T31">3.1.- Tipos de Datos:</text:span></text:p>
      <text:p text:style-name="P12"><text:tab/><text:tab/><text:span text:style-name="T40">A continuación, se presentan los tipos de datos modificados, es decir, los que <text:tab/>ya existían pero han sufrido variaciones; y los nuevos.</text:span></text:p>
      <text:p text:style-name="P12"/>
      <text:p text:style-name="P12"><text:tab/><text:tab/><text:span text:style-name="T28">1º ToyFactoryType: </text:span><text:span text:style-name="T42">Este tipo de datos se encuentra, tal como se indica en la <text:tab/>memoria anterior, en el paquete </text:span><text:span text:style-name="T7">toy_factory</text:span><text:span text:style-name="T42">. Este tipo contenía el atributo <text:tab/></text:span><text:span text:style-name="T8">Time_to_deal_ch</text:span><text:span text:style-name="T43">, <text:s/>un canal mediante el cual, se notificaba que era momento de <text:tab/>repartir porque los renos ya habían llegado. </text:span></text:p>
      <text:p text:style-name="P12"><text:tab/><text:tab/><text:span text:style-name="T44">Ahora, se posee un canal más denominado </text:span><text:span text:style-name="T9">Presents_finished_ch</text:span><text:span text:style-name="T45">, encargado de <text:tab/>notificar que el almacén principal está vacío y que por tanto, no hay más juguetes que <text:tab/>fabricar y hay que terminar la ejecución del programa.</text:span></text:p>
      <text:p text:style-name="P12"><text:tab/><text:tab/><text:span text:style-name="T46">Tal como se aprecia, este atributo también es </text:span><text:span text:style-name="T10">exportado, </text:span><text:span text:style-name="T46">pues ha de ser visible <text:tab/>desde el programa principal.</text:span></text:p>
      <text:p text:style-name="P12"/>
      <text:p text:style-name="P12"><text:tab/><text:tab/><text:span text:style-name="T47">El resto de modificaciones y de nuevos tipos se encuentran en el paquete </text:span><text:span text:style-name="T11">elves</text:span><text:span text:style-name="T47"> <text:tab/>y los detallo a continuación:</text:span></text:p>
      <text:p text:style-name="P12"/>
      <text:p text:style-name="P13"><text:tab/><text:tab/><text:span text:style-name="T29">2º ElvesType: </text:span><text:span text:style-name="T48">Tipo nuevo que contiene como atributos: </text:span></text:p>
      <text:p text:style-name="P13"><text:span text:style-name="T51">· los batallones (Battalions), formado por un array de </text:span><text:span text:style-name="T12">ElvesBattalionType.</text:span></text:p>
      <text:p text:style-name="P13"><text:span text:style-name="T15">· U</text:span><text:span text:style-name="T49">n slice (array dinámico en GoLang) de canales denominado </text:span><text:span text:style-name="T13">Waiting_elves </text:span><text:span text:style-name="T14">d</text:span><text:span text:style-name="T50">onde se irán guardando los canales que cada elfo tiene reservado para despertarlo después de esperar a que Santa Claus haya terminado de ayudarle. Esto es necesario debido a que ya no tenemos un grupo de N elfos sino que hay dos batallones separados. Por lo tanto, al no encontrarse todos los elfos en el mismo array, necesito de este atributo para que Santa Claus “sepa” qué están esperando por él y poder comunicarles que ya terminado de ayudarlos.</text:span></text:p>
      <text:p text:style-name="P19">· <text:span text:style-name="T1">main_store</text:span> de tipo <text:span text:style-name="T1">CacheType</text:span>, <text:span text:style-name="T52">que modela el almacén (memoria) principal.</text:span></text:p>
      <text:p text:style-name="P20">· <text:span text:style-name="T16">main_store_empty_ch,</text:span><text:span text:style-name="T53"> se trata de un canal que se inicializa apuntando a la misma dirección de memoria que </text:span><text:span text:style-name="T17">Presents_finished</text:span><text:span text:style-name="T54"> que posee </text:span><text:span text:style-name="T17">ToyFactoryType. </text:span><text:span text:style-name="T55">Su función es, por tanto, notificar que el almacén está vacío.</text:span></text:p>
      <text:p text:style-name="P21">· Por último, contiene el atributo <text:span text:style-name="T1">Start_</text:span><text:span text:style-name="T18">w</text:span><text:span text:style-name="T1">orking</text:span>_<text:span text:style-name="T56">ch</text:span><text:span text:style-name="T18"> </text:span><text:span text:style-name="T56">que sirve para notificar que se ha traído un regalo nuevo a las cachés y, por tanto, algún elfo (el que primero lea del canal, por eso es unbuffered, que garantiza una correcta sincronización) debe ponerse con la preparación de dicho juguete. </text:span><text:span text:style-name="T30">Nota: Esto no era necesario para la implementación de la extensión, sin embargo, lo he incluido como mejora, ya que facilita la implementación, reduce la extensión del código y ofrece un mejor rendimiento en comparación con el sistema que se implementaba anteriormente basado en una variable incremental protegida con un read-write mutex.</text:span></text:p>
      <text:p text:style-name="P12"><text:tab/></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2:38:27.715149131</meta:creation-date>
    <meta:generator>LibreOffice/6.0.7.3$Linux_X86_64 LibreOffice_project/00m0$Build-3</meta:generator>
    <dc:date>2021-02-01T13:56:00.249305371</dc:date>
    <meta:editing-duration>PT1H13M59S</meta:editing-duration>
    <meta:editing-cycles>109</meta:editing-cycles>
    <meta:document-statistic meta:table-count="0" meta:image-count="0" meta:object-count="0" meta:page-count="3" meta:paragraph-count="47" meta:word-count="850" meta:character-count="5287" meta:non-whitespace-character-count="4391"/>
  </office:meta>
</office:document-meta>
</file>